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16458e" officeooo:paragraph-rsid="0016458e"/>
    </style:style>
    <style:style style:name="P2" style:family="paragraph" style:parent-style-name="Title">
      <style:text-properties fo:font-size="20pt" style:font-size-asian="20pt" style:font-size-complex="20pt"/>
    </style:style>
    <style:style style:name="P3" style:family="paragraph" style:parent-style-name="Text_20_body">
      <style:text-properties fo:language="en" fo:country="US" officeooo:rsid="0016458e" officeooo:paragraph-rsid="0016458e"/>
    </style:style>
    <style:style style:name="P4" style:family="paragraph" style:parent-style-name="Text_20_body">
      <style:text-properties fo:language="en" fo:country="US" officeooo:rsid="0016458e" officeooo:paragraph-rsid="0020ea99"/>
    </style:style>
    <style:style style:name="P5" style:family="paragraph" style:parent-style-name="Text_20_body">
      <style:text-properties fo:language="en" fo:country="US" officeooo:rsid="0018783d" officeooo:paragraph-rsid="0018783d"/>
    </style:style>
    <style:style style:name="P6" style:family="paragraph" style:parent-style-name="Text_20_body">
      <style:text-properties fo:language="en" fo:country="US" officeooo:rsid="001f1406" officeooo:paragraph-rsid="001f1406"/>
    </style:style>
    <style:style style:name="P7" style:family="paragraph" style:parent-style-name="Text_20_body">
      <style:text-properties fo:language="en" fo:country="US" officeooo:rsid="00227213" officeooo:paragraph-rsid="00227213"/>
    </style:style>
    <style:style style:name="P8" style:family="paragraph" style:parent-style-name="Text_20_body">
      <style:text-properties fo:language="en" fo:country="US" officeooo:rsid="002273b4" officeooo:paragraph-rsid="002273b4"/>
    </style:style>
    <style:style style:name="P9" style:family="paragraph" style:parent-style-name="Text_20_body">
      <style:text-properties fo:language="en" fo:country="US" officeooo:rsid="0016458e" officeooo:paragraph-rsid="0020ea99" fo:background-color="#ed1c24"/>
    </style:style>
    <style:style style:name="P10" style:family="paragraph" style:parent-style-name="Text_20_body">
      <style:text-properties fo:color="#000000" fo:language="en" fo:country="US" officeooo:rsid="0016458e" officeooo:paragraph-rsid="0016458e" fo:background-color="#ed1c24"/>
    </style:style>
    <style:style style:name="T1" style:family="text">
      <style:text-properties officeooo:rsid="00178425"/>
    </style:style>
    <style:style style:name="T2" style:family="text">
      <style:text-properties fo:font-size="14pt" style:font-size-asian="14pt" style:font-size-complex="14pt"/>
    </style:style>
    <style:style style:name="T3" style:family="text">
      <style:text-properties officeooo:rsid="00197f8c"/>
    </style:style>
    <style:style style:name="T4" style:family="text">
      <style:text-properties officeooo:rsid="0020ea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Rap and text generation : rhyming, metrical and lexical <text:span text:style-name="T1">patterns generated in a rap text</text:span></text:p>
      <text:p text:style-name="P1"/>
      <text:h text:style-name="Heading_20_1" text:outline-level="1"><text:span text:style-name="T2">Abstract</text:span></text:h>
      <text:p text:style-name="P5">This paper aims to show how we can apply a Long Short-Term Memory Language (LSTM) to generate a rap text or to create a “rap machine”, including the generation of diverse recurrent requirements for this kind of texts such as rhymes, rhythm and a various vocabulary.</text:p>
      <text:p text:style-name="P5">In fact, a large part of the previous studies <text:span text:style-name="T3">on the generation of text (Sutskever, Martens, Hinton, 2011) have as basis a Neural network, especially a Recurrent Neural Networks (RNN): when a Neural Network is a circuit of artificial neurons made to solve artificial intelligence (AI) problems, a RNN, still composed of Neural Networks, can remember them because they are recurrent but encounter some limits. This is why the LSTM model appears to be more effective whitin the scope of text generation : it has the possibility to correct the vanishing gradient problem of the RNN and this model learns what to remember and what to forget. An interesting work was made on the use of ghostwriting through LSTM (Potash, Romanov and Rumshisky, 2015) : the goal is to give the impression that a rapper has produced a new song, by reproducing his style of writing. It is necessary to download some lyrics from the repertory of an artist or plural artists. Here, the question of prediction steps in, which can considers the prediction of the next character, the next word or the next line. Ruslan Nikolaev showed the effectiveness of the character-level model in 2018. Also, Hirjee and Brown (2010) have created a rhyme detection tool based on probabilistic model. Still, methods to estimate the quality of generated lyrics are noted by Potash, Romanov and Rumshisky in 2015 and Malmi and his colleagues in 2016, considering the style of the rapper and the rhyme density. Still, the text has to answer to some considerations such as the occurrence of linguistic phenomena as lexis and phonetics, even if most of the time, the program elaborated appears to give a “word salad” (Oliviera, 2009). This is why the installation if the CMU Pronouncing Dictionary appears to be essential (Hirjee and Brown, 2010), one of the goal of this generation of text being to have a nice generated pronunciation at the same time. Finally, Malmi in 2016 also consider the length of verses in a rap text generated and all the kind of rhymes that we can find in it. CONTRIBUTIONS ? This work, then, will be a mixture of all of these works, trying to produce a more precise model for rap text generation, including metric and length, phonemes, question of predictions and judgment of the uniqueness of the production.</text:span></text:p>
      <text:p text:style-name="P4"><text:span text:style-name="T4">Examples of results ?</text:span></text:p>
      <text:p text:style-name="P9">-&gt; explain your contribution based on what is missing</text:p>
      <text:p text:style-name="P1"/>
      <text:p text:style-name="P1">DATA &amp; METHODS</text:p>
      <text:p text:style-name="P6">This work takes the lyrics of Tupac as a model to produce original generated rap texts. A data-set to train our neural network is then necessitated. To recover his lyrics, the API from Genius.com was was used, especially to scrap the lyrics. The whole repertory is composed of 154 songs.</text:p>
      <text:p text:style-name="P10"><text:span text:style-name="T1">Characterize</text:span> the different steps</text:p>
      <text:p text:style-name="P10"><text:soft-page-break/></text:p>
      <text:p text:style-name="P10">RESULTS (the Take Home Message)</text:p>
      <text:p text:style-name="P10"/>
      <text:p text:style-name="P10">(Critical outlook)</text:p>
      <text:p text:style-name="P1"/>
      <text:p text:style-name="P1">REFERENCES (APA)</text:p>
      <text:p text:style-name="P7">Made in a BibtexFormat</text:p>
      <text:p text:style-name="P1"/>
      <text:p text:style-name="P1"/>
      <text:p text:style-name="P1">Write a code accessible</text:p>
      <text:p text:style-name="P7">Actually training now on computers</text:p>
      <text:p text:style-name="P7"/>
      <text:p text:style-name="P7"/>
      <text:p text:style-name="P7"/>
      <text:p text:style-name="P7"/>
      <text:p text:style-name="P7"/>
      <text:p text:style-name="P7"/>
      <text:p text:style-name="P8">NEW references added last week:</text:p>
      <text:p text:style-name="P8"><text:a xlink:type="simple" xlink:href="https://pdfs.semanticscholar.org/8b66/ea2b1fdc0d7df782545886930ddac0daa1de.pdf" text:style-name="Internet_20_link" text:visited-style-name="Visited_20_Internet_20_Link">https://pdfs.semanticscholar.org/8b66/ea2b1fdc0d7df782545886930ddac0daa1de.pdf</text:a></text:p>
      <text:p text:style-name="P8"><text:a xlink:type="simple" xlink:href="https://github.com/JonathanRaiman/theano_lstm" text:style-name="Internet_20_link" text:visited-style-name="Visited_20_Internet_20_Link">https://github.com/JonathanRaiman/theano_lstm</text:a>: the Jonathan Raiman Python implementation of an LSTM permits us to erase the errors of the RNNs and then can permits us to be more precise considering the formation or sentences.</text:p>
      <text:p text:style-name="P8">ESSENTIAL : <text:a xlink:type="simple" xlink:href="https://arxiv.org/pdf/1505.04771.pdf" text:style-name="Internet_20_link" text:visited-style-name="Visited_20_Internet_20_Link">https://arxiv.org/pdf/1505.04771.pdf</text:a></text:p>
      <text:p text:style-name="P8">DopeLearning: A Computational Approach to Rap Lyrics Generation <text:a xlink:type="simple" xlink:href="https://www.aclweb.org/anthology/D13-1011.pdf" text:style-name="Internet_20_link" text:visited-style-name="Visited_20_Internet_20_Link">https://www.aclweb.org/anthology/D13-1011.pdf</text:a> Learning to Freestyle: Hip Hop Challenge-Response Induction via Transduction Rule Segmentation</text:p>
      <text:p text:style-name="P8"><text:a xlink:type="simple" xlink:href="https://www.cs.utoronto.ca/~ilya/pubs/2011/LANG-RNN.pdf" text:style-name="Internet_20_link" text:visited-style-name="Visited_20_Internet_20_Link">https://www.cs.utoronto.ca/~ilya/pubs/2011/LANG-RNN.pdf</text:a> : Generating Text with Recurrent Neural Networks</text:p>
      <text:p text:style-name="P8">Our text has to follow metrical rules, has to be based on 1 artist and on a limited nber of verses</text:p>
      <text:p text:style-name="P8"><text:a xlink:type="simple" xlink:href="https://www.era.lib.ed.ac.uk/bitstream/handle/1842/314/IP040022.pdf?sequence=1&amp;isAllowed=y" text:style-name="Internet_20_link" text:visited-style-name="Visited_20_Internet_20_Link">https://www.era.lib.ed.ac.uk/bitstream/handle/1842/314/IP040022.pdf?sequence=1&amp;isAllowed=y</text:a> <text:s/>H.Manurung. Anevolutionaryalgorithmapproachtopoetry generation. PhD thesis, University of Edinburgh, 2004. : a book on the generation of poetry, which can be useful for rap text generation</text:p>
      <text:p text:style-name="P8">gsurma/text_predictor Char-level RNN LSTM text generatorӄ. Contribute to gsurma/text_predictor development by creating an account 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4T09:31:28.016000000</meta:creation-date>
    <dc:date>2019-11-01T16:30:02.157000000</dc:date>
    <meta:editing-duration>P3DT1H38M33S</meta:editing-duration>
    <meta:editing-cycles>6</meta:editing-cycles>
    <meta:generator>LibreOffice/6.0.7.3$Windows_X86_64 LibreOffice_project/dc89aa7a9eabfd848af146d5086077aeed2ae4a5</meta:generator>
    <meta:document-statistic meta:table-count="0" meta:image-count="0" meta:object-count="0" meta:page-count="2" meta:paragraph-count="24" meta:word-count="674" meta:character-count="4402" meta:non-whitespace-character-count="3750"/>
  </office:meta>
</office:document-meta>
</file>